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42cm" fo:min-width="2.824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1.942cm" fo:min-width="2.824cm"/>
    </style:style>
    <style:style style:name="gr3" style:family="graphic" style:parent-style-name="standard">
      <style:graphic-properties draw:fill-color="#008000" draw:textarea-horizontal-align="justify" draw:textarea-vertical-align="middle" draw:auto-grow-height="false" fo:min-height="1.942cm" fo:min-width="2.824cm"/>
    </style:style>
    <style:style style:name="gr4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-color="#ff0000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-color="#008000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cm" svg:height="3.1cm" svg:x="2.9cm" svg:y="4.5cm">
          <text:p text:style-name="P1"><text:span text:style-name="T1">powerto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7cm" svg:height="3.1cm" svg:x="2.1cm" svg:y="6.8cm">
          <text:p text:style-name="P1"><text:span text:style-name="T1">s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7cm" svg:height="3.1cm" svg:x="1.9cm" svg:y="9.3cm">
          <text:p text:style-name="P1"><text:span text:style-name="T1">cowsa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7cm" svg:height="3.1cm" svg:x="7.4cm" svg:y="9.3cm">
          <text:p text:style-name="P1"><text:span text:style-name="T1">file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7cm" svg:height="3.1cm" svg:x="6.6cm" svg:y="13.6cm">
          <text:p text:style-name="P1"><text:span text:style-name="T1">file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7cm" svg:height="3.1cm" svg:x="9.3cm" svg:y="4.1cm">
          <text:p text:style-name="P1"><text:span text:style-name="T1">sv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1.5cm" svg:y1="7.4cm" svg:x2="10.6cm" svg:y2="9.4cm">
          <text:p/>
        </draw:line>
        <draw:line draw:style-name="gr4" draw:text-style-name="P5" draw:layer="layout" svg:x1="5.7cm" svg:y1="12.2cm" svg:x2="7.6cm" svg:y2="14cm">
          <text:p/>
        </draw:line>
        <draw:line draw:style-name="gr4" draw:text-style-name="P5" draw:layer="layout" svg:x1="6cm" svg:y1="9.2cm" svg:x2="8cm" svg:y2="9.9cm">
          <text:p/>
        </draw:line>
        <draw:line draw:style-name="gr4" draw:text-style-name="P5" draw:layer="layout" svg:x1="9.2cm" svg:y1="6.4cm" svg:x2="7.6cm" svg:y2="6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Shubin</meta:initial-creator>
    <meta:creation-date>2016-03-29T22:26:25.612840998</meta:creation-date>
    <dc:date>2016-03-29T22:40:02.763500806</dc:date>
    <dc:creator>James Shubin</dc:creator>
    <meta:editing-duration>PT12M39S</meta:editing-duration>
    <meta:editing-cycles>3</meta:editing-cycles>
    <meta:generator>LibreOffice/5.0.5.2$Linux_X86_64 LibreOffice_project/00$Build-2</meta:generator>
    <meta:document-statistic meta:object-count="10"/>
  </office:meta>
</office:document-meta>
</file>